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14">
      <style:text-properties fo:font-weight="bold" style:font-weight-asian="bold" style:font-weight-complex="bold"/>
    </style:style>
    <style:style style:name="ce9" style:family="table-cell" style:parent-style-name="Default" style:data-style-name="N36"/>
    <style:style style:name="ce10" style:family="table-cell" style:parent-style-name="Default" style:data-style-name="N14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48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tirement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017" table:default-cell-style-name="ce1"/>
        <table:table-column table:style-name="co6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number-columns-repeated="2" table:style-name="ce3"/>
          <table:table-cell table:number-columns-repeated="2" table:style-name="ce4"/>
          <table:table-cell office:value-type="string" table:style-name="ce3">
            <text:p>Retirement Savings Calculator</text:p>
          </table:table-cell>
          <table:table-cell table:number-columns-repeated="16379" table:style-name="ce3"/>
        </table:table-row>
        <table:table-row table:style-name="ro3">
          <table:table-cell table:number-columns-repeated="2" table:style-name="ce5"/>
          <table:table-cell table:number-columns-repeated="2" table:style-name="ce6"/>
          <table:table-cell table:number-columns-repeated="16380" table:style-name="ce5"/>
        </table:table-row>
        <table:table-row table:style-name="ro3">
          <table:table-cell table:number-columns-repeated="2" table:style-name="ce5"/>
          <table:table-cell table:number-columns-repeated="2" table:style-name="ce6"/>
          <table:table-cell office:value-type="currency" office:value="100000" table:style-name="ce7">
            <text:p>$100,000.00</text:p>
          </table:table-cell>
          <table:table-cell office:value-type="string" table:style-name="ce5">
            <text:p><text:s/>= Salary</text:p>
          </table:table-cell>
          <table:table-cell table:number-columns-repeated="16378" table:style-name="ce5"/>
        </table:table-row>
        <table:table-row table:style-name="ro3">
          <table:table-cell table:number-columns-repeated="2" table:style-name="ce5"/>
          <table:table-cell table:number-columns-repeated="2" table:style-name="ce6"/>
          <table:table-cell office:value-type="percentage" office:value="0.05" table:style-name="ce8">
            <text:p>5.00%</text:p>
          </table:table-cell>
          <table:table-cell office:value-type="string" table:style-name="ce5">
            <text:p><text:s/>= Return On Investment “Muni Bonds”</text:p>
          </table:table-cell>
          <table:table-cell table:number-columns-repeated="16378" table:style-name="ce5"/>
        </table:table-row>
        <table:table-row table:style-name="ro3">
          <table:table-cell table:number-columns-repeated="2" table:style-name="ce5"/>
          <table:table-cell table:number-columns-repeated="2" table:style-name="ce6"/>
          <table:table-cell office:value-type="float" office:value="2000000" table:formula="of:=[.E5]/[.E6]" table:style-name="ce5">
            <text:p>2000000</text:p>
          </table:table-cell>
          <table:table-cell office:value-type="string" table:style-name="ce5">
            <text:p><text:s/>= Savings Needed for Retirement</text:p>
          </table:table-cell>
          <table:table-cell table:number-columns-repeated="16378" table:style-name="ce5"/>
        </table:table-row>
        <table:table-row table:style-name="ro3">
          <table:table-cell table:number-columns-repeated="2" table:style-name="ce5"/>
          <table:table-cell table:number-columns-repeated="2" table:style-name="ce6"/>
          <table:table-cell office:value-type="percentage" office:value="0.1" table:style-name="ce8">
            <text:p>10.00%</text:p>
          </table:table-cell>
          <table:table-cell office:value-type="string" table:style-name="ce5">
            <text:p><text:s/>= Deposit Percentage to Save</text:p>
          </table:table-cell>
          <table:table-cell table:number-columns-repeated="16378" table:style-name="ce5"/>
        </table:table-row>
        <table:table-row table:style-name="ro4">
          <table:table-cell table:number-columns-repeated="16384"/>
        </table:table-row>
        <table:table-row table:style-name="ro3">
          <table:table-cell table:number-columns-repeated="2" table:style-name="ce5"/>
          <table:table-cell table:number-columns-repeated="2" table:style-name="ce6"/>
          <table:table-cell office:value-type="string" table:style-name="ce6">
            <text:p>Savings</text:p>
          </table:table-cell>
          <table:table-cell office:value-type="string" table:style-name="ce6">
            <text:p>Interest Earned</text:p>
          </table:table-cell>
          <table:table-cell office:value-type="string" table:style-name="ce6">
            <text:p>Deposit</text:p>
          </table:table-cell>
          <table:table-cell table:number-columns-repeated="16377" table:style-name="ce5"/>
        </table:table-row>
        <table:table-row table:style-name="ro3">
          <table:table-cell table:number-columns-repeated="2" table:style-name="ce5"/>
          <table:table-cell office:value-type="string" table:style-name="ce6">
            <text:p>Year</text:p>
          </table:table-cell>
          <table:table-cell office:value-type="string" table:style-name="ce6">
            <text:p>Year</text:p>
          </table:table-cell>
          <table:table-cell office:value-type="string" table:style-name="ce6">
            <text:p>at the Beg of Year</text:p>
          </table:table-cell>
          <table:table-cell office:value-type="string" table:style-name="ce6">
            <text:p>End of Year</text:p>
          </table:table-cell>
          <table:table-cell office:value-type="string" table:style-name="ce6">
            <text:p>End of Year</text:p>
          </table:table-cell>
          <table:table-cell table:number-columns-repeated="16377" table:style-name="ce5"/>
        </table:table-row>
        <table:table-row table:style-name="ro1">
          <table:table-cell table:number-columns-repeated="2"/>
          <table:table-cell office:value-type="float" office:value="0" table:style-name="ce2">
            <text:p>0</text:p>
          </table:table-cell>
          <table:table-cell office:value-type="float" office:value="2021" table:style-name="ce2">
            <text:p>2021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E12]*[.$E$6]" table:style-name="ce2">
            <text:p>0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" table:style-name="ce2">
            <text:p>1</text:p>
          </table:table-cell>
          <table:table-cell office:value-type="float" office:value="2022" table:style-name="ce2">
            <text:p>2022</text:p>
          </table:table-cell>
          <table:table-cell office:value-type="float" office:value="10000" table:formula="of:=[.E12]+[.F12]+[.G12]" table:style-name="ce2">
            <text:p>10000</text:p>
          </table:table-cell>
          <table:table-cell office:value-type="float" office:value="500" table:formula="of:=[.E13]*[.$E$6]" table:style-name="ce2">
            <text:p>500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" table:style-name="ce2">
            <text:p>2</text:p>
          </table:table-cell>
          <table:table-cell office:value-type="float" office:value="2023" table:style-name="ce2">
            <text:p>2023</text:p>
          </table:table-cell>
          <table:table-cell office:value-type="float" office:value="20500" table:formula="of:=[.E13]+[.F13]+[.G13]" table:style-name="ce2">
            <text:p>20500</text:p>
          </table:table-cell>
          <table:table-cell office:value-type="float" office:value="1025" table:formula="of:=[.E14]*[.$E$6]" table:style-name="ce2">
            <text:p>1025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" table:style-name="ce2">
            <text:p>3</text:p>
          </table:table-cell>
          <table:table-cell office:value-type="float" office:value="2024" table:style-name="ce2">
            <text:p>2024</text:p>
          </table:table-cell>
          <table:table-cell office:value-type="float" office:value="31525" table:formula="of:=[.E14]+[.F14]+[.G14]" table:style-name="ce2">
            <text:p>31525</text:p>
          </table:table-cell>
          <table:table-cell office:value-type="float" office:value="1576.25" table:formula="of:=[.E15]*[.$E$6]" table:style-name="ce2">
            <text:p>1576.25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" table:style-name="ce2">
            <text:p>4</text:p>
          </table:table-cell>
          <table:table-cell office:value-type="float" office:value="2025" table:style-name="ce2">
            <text:p>2025</text:p>
          </table:table-cell>
          <table:table-cell office:value-type="float" office:value="43101.25" table:formula="of:=[.E15]+[.F15]+[.G15]" table:style-name="ce2">
            <text:p>43101.25</text:p>
          </table:table-cell>
          <table:table-cell office:value-type="float" office:value="2155.0625" table:formula="of:=[.E16]*[.$E$6]" table:style-name="ce2">
            <text:p>2155.0625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" table:style-name="ce2">
            <text:p>5</text:p>
          </table:table-cell>
          <table:table-cell office:value-type="float" office:value="2026" table:style-name="ce2">
            <text:p>2026</text:p>
          </table:table-cell>
          <table:table-cell office:value-type="float" office:value="55256.3125" table:formula="of:=[.E16]+[.F16]+[.G16]" table:style-name="ce2">
            <text:p>55256.3125</text:p>
          </table:table-cell>
          <table:table-cell office:value-type="float" office:value="2762.8156250000002" table:formula="of:=[.E17]*[.$E$6]" table:style-name="ce2">
            <text:p>2762.815625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6" table:style-name="ce2">
            <text:p>6</text:p>
          </table:table-cell>
          <table:table-cell office:value-type="float" office:value="2027" table:style-name="ce2">
            <text:p>2027</text:p>
          </table:table-cell>
          <table:table-cell office:value-type="float" office:value="68019.128125000003" table:formula="of:=[.E17]+[.F17]+[.G17]" table:style-name="ce2">
            <text:p>68019.12813</text:p>
          </table:table-cell>
          <table:table-cell office:value-type="float" office:value="3400.9564062500003" table:formula="of:=[.E18]*[.$E$6]" table:style-name="ce2">
            <text:p>3400.956406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7" table:style-name="ce2">
            <text:p>7</text:p>
          </table:table-cell>
          <table:table-cell office:value-type="float" office:value="2028" table:style-name="ce2">
            <text:p>2028</text:p>
          </table:table-cell>
          <table:table-cell office:value-type="float" office:value="81420.084531250002" table:formula="of:=[.E18]+[.F18]+[.G18]" table:style-name="ce2">
            <text:p>81420.08453</text:p>
          </table:table-cell>
          <table:table-cell office:value-type="float" office:value="4071.0042265625002" table:formula="of:=[.E19]*[.$E$6]" table:style-name="ce2">
            <text:p>4071.004227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8" table:style-name="ce2">
            <text:p>8</text:p>
          </table:table-cell>
          <table:table-cell office:value-type="float" office:value="2029" table:style-name="ce2">
            <text:p>2029</text:p>
          </table:table-cell>
          <table:table-cell office:value-type="float" office:value="95491.088757812497" table:formula="of:=[.E19]+[.F19]+[.G19]" table:style-name="ce2">
            <text:p>95491.08876</text:p>
          </table:table-cell>
          <table:table-cell office:value-type="float" office:value="4774.5544378906252" table:formula="of:=[.E20]*[.$E$6]" table:style-name="ce2">
            <text:p>4774.554438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9" table:style-name="ce2">
            <text:p>9</text:p>
          </table:table-cell>
          <table:table-cell office:value-type="float" office:value="2030" table:style-name="ce2">
            <text:p>2030</text:p>
          </table:table-cell>
          <table:table-cell office:value-type="float" office:value="110265.64319570312" table:formula="of:=[.E20]+[.F20]+[.G20]" table:style-name="ce2">
            <text:p>110265.6432</text:p>
          </table:table-cell>
          <table:table-cell office:value-type="float" office:value="5513.2821597851562" table:formula="of:=[.E21]*[.$E$6]" table:style-name="ce2">
            <text:p>5513.28216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" table:style-name="ce2">
            <text:p>10</text:p>
          </table:table-cell>
          <table:table-cell office:value-type="float" office:value="2031" table:style-name="ce2">
            <text:p>2031</text:p>
          </table:table-cell>
          <table:table-cell office:value-type="float" office:value="125778.92535548827" table:formula="of:=[.E21]+[.F21]+[.G21]" table:style-name="ce2">
            <text:p>125778.9254</text:p>
          </table:table-cell>
          <table:table-cell office:value-type="float" office:value="6288.9462677744141" table:formula="of:=[.E22]*[.$E$6]" table:style-name="ce2">
            <text:p>6288.946268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1" table:style-name="ce2">
            <text:p>11</text:p>
          </table:table-cell>
          <table:table-cell office:value-type="float" office:value="2032" table:style-name="ce2">
            <text:p>2032</text:p>
          </table:table-cell>
          <table:table-cell office:value-type="float" office:value="142067.87162326268" table:formula="of:=[.E22]+[.F22]+[.G22]" table:style-name="ce2">
            <text:p>142067.8716</text:p>
          </table:table-cell>
          <table:table-cell office:value-type="float" office:value="7103.3935811631345" table:formula="of:=[.E23]*[.$E$6]" table:style-name="ce2">
            <text:p>7103.393581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" table:style-name="ce2">
            <text:p>12</text:p>
          </table:table-cell>
          <table:table-cell office:value-type="float" office:value="2033" table:style-name="ce2">
            <text:p>2033</text:p>
          </table:table-cell>
          <table:table-cell office:value-type="float" office:value="159171.26520442581" table:formula="of:=[.E23]+[.F23]+[.G23]" table:style-name="ce2">
            <text:p>159171.2652</text:p>
          </table:table-cell>
          <table:table-cell office:value-type="float" office:value="7958.5632602212909" table:formula="of:=[.E24]*[.$E$6]" table:style-name="ce2">
            <text:p>7958.56326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3" table:style-name="ce2">
            <text:p>13</text:p>
          </table:table-cell>
          <table:table-cell office:value-type="float" office:value="2034" table:style-name="ce2">
            <text:p>2034</text:p>
          </table:table-cell>
          <table:table-cell office:value-type="float" office:value="177129.82846464711" table:formula="of:=[.E24]+[.F24]+[.G24]" table:style-name="ce2">
            <text:p>177129.8285</text:p>
          </table:table-cell>
          <table:table-cell office:value-type="float" office:value="8856.4914232323554" table:formula="of:=[.E25]*[.$E$6]" table:style-name="ce2">
            <text:p>8856.491423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" table:style-name="ce2">
            <text:p>14</text:p>
          </table:table-cell>
          <table:table-cell office:value-type="float" office:value="2035" table:style-name="ce2">
            <text:p>2035</text:p>
          </table:table-cell>
          <table:table-cell office:value-type="float" office:value="195986.31988787948" table:formula="of:=[.E25]+[.F25]+[.G25]" table:style-name="ce2">
            <text:p>195986.3199</text:p>
          </table:table-cell>
          <table:table-cell office:value-type="float" office:value="9799.3159943939736" table:formula="of:=[.E26]*[.$E$6]" table:style-name="ce2">
            <text:p>9799.315994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" table:style-name="ce2">
            <text:p>15</text:p>
          </table:table-cell>
          <table:table-cell office:value-type="float" office:value="2036" table:style-name="ce2">
            <text:p>2036</text:p>
          </table:table-cell>
          <table:table-cell office:value-type="float" office:value="215785.63588227346" table:formula="of:=[.E26]+[.F26]+[.G26]" table:style-name="ce2">
            <text:p>215785.6359</text:p>
          </table:table-cell>
          <table:table-cell office:value-type="float" office:value="10789.281794113675" table:formula="of:=[.E27]*[.$E$6]" table:style-name="ce2">
            <text:p>10789.28179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" table:style-name="ce2">
            <text:p>16</text:p>
          </table:table-cell>
          <table:table-cell office:value-type="float" office:value="2037" table:style-name="ce2">
            <text:p>2037</text:p>
          </table:table-cell>
          <table:table-cell office:value-type="float" office:value="236574.91767638712" table:formula="of:=[.E27]+[.F27]+[.G27]" table:style-name="ce2">
            <text:p>236574.9177</text:p>
          </table:table-cell>
          <table:table-cell office:value-type="float" office:value="11828.745883819356" table:formula="of:=[.E28]*[.$E$6]" table:style-name="ce2">
            <text:p>11828.74588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" table:style-name="ce2">
            <text:p>17</text:p>
          </table:table-cell>
          <table:table-cell office:value-type="float" office:value="2038" table:style-name="ce2">
            <text:p>2038</text:p>
          </table:table-cell>
          <table:table-cell office:value-type="float" office:value="258403.66356020648" table:formula="of:=[.E28]+[.F28]+[.G28]" table:style-name="ce2">
            <text:p>258403.6636</text:p>
          </table:table-cell>
          <table:table-cell office:value-type="float" office:value="12920.183178010324" table:formula="of:=[.E29]*[.$E$6]" table:style-name="ce2">
            <text:p>12920.18318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8" table:style-name="ce2">
            <text:p>18</text:p>
          </table:table-cell>
          <table:table-cell office:value-type="float" office:value="2039" table:style-name="ce2">
            <text:p>2039</text:p>
          </table:table-cell>
          <table:table-cell office:value-type="float" office:value="281323.84673821682" table:formula="of:=[.E29]+[.F29]+[.G29]" table:style-name="ce2">
            <text:p>281323.8467</text:p>
          </table:table-cell>
          <table:table-cell office:value-type="float" office:value="14066.192336910841" table:formula="of:=[.E30]*[.$E$6]" table:style-name="ce2">
            <text:p>14066.19234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" table:style-name="ce2">
            <text:p>19</text:p>
          </table:table-cell>
          <table:table-cell office:value-type="float" office:value="2040" table:style-name="ce2">
            <text:p>2040</text:p>
          </table:table-cell>
          <table:table-cell office:value-type="float" office:value="305390.03907512769" table:formula="of:=[.E30]+[.F30]+[.G30]" table:style-name="ce2">
            <text:p>305390.0391</text:p>
          </table:table-cell>
          <table:table-cell office:value-type="float" office:value="15269.501953756386" table:formula="of:=[.E31]*[.$E$6]" table:style-name="ce2">
            <text:p>15269.50195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0" table:style-name="ce2">
            <text:p>20</text:p>
          </table:table-cell>
          <table:table-cell office:value-type="float" office:value="2041" table:style-name="ce2">
            <text:p>2041</text:p>
          </table:table-cell>
          <table:table-cell office:value-type="float" office:value="330659.54102888406" table:formula="of:=[.E31]+[.F31]+[.G31]" table:style-name="ce2">
            <text:p>330659.541</text:p>
          </table:table-cell>
          <table:table-cell office:value-type="float" office:value="16532.977051444203" table:formula="of:=[.E32]*[.$E$6]" table:style-name="ce2">
            <text:p>16532.97705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1" table:style-name="ce2">
            <text:p>21</text:p>
          </table:table-cell>
          <table:table-cell office:value-type="float" office:value="2042" table:style-name="ce2">
            <text:p>2042</text:p>
          </table:table-cell>
          <table:table-cell office:value-type="float" office:value="357192.51808032824" table:formula="of:=[.E32]+[.F32]+[.G32]" table:style-name="ce2">
            <text:p>357192.5181</text:p>
          </table:table-cell>
          <table:table-cell office:value-type="float" office:value="17859.625904016411" table:formula="of:=[.E33]*[.$E$6]" table:style-name="ce2">
            <text:p>17859.6259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2" table:style-name="ce2">
            <text:p>22</text:p>
          </table:table-cell>
          <table:table-cell office:value-type="float" office:value="2043" table:style-name="ce2">
            <text:p>2043</text:p>
          </table:table-cell>
          <table:table-cell office:value-type="float" office:value="385052.14398434467" table:formula="of:=[.E33]+[.F33]+[.G33]" table:style-name="ce2">
            <text:p>385052.144</text:p>
          </table:table-cell>
          <table:table-cell office:value-type="float" office:value="19252.607199217233" table:formula="of:=[.E34]*[.$E$6]" table:style-name="ce2">
            <text:p>19252.6072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3" table:style-name="ce2">
            <text:p>23</text:p>
          </table:table-cell>
          <table:table-cell office:value-type="float" office:value="2044" table:style-name="ce2">
            <text:p>2044</text:p>
          </table:table-cell>
          <table:table-cell office:value-type="float" office:value="414304.75118356192" table:formula="of:=[.E34]+[.F34]+[.G34]" table:style-name="ce2">
            <text:p>414304.7512</text:p>
          </table:table-cell>
          <table:table-cell office:value-type="float" office:value="20715.237559178098" table:formula="of:=[.E35]*[.$E$6]" table:style-name="ce2">
            <text:p>20715.23756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4" table:style-name="ce2">
            <text:p>24</text:p>
          </table:table-cell>
          <table:table-cell office:value-type="float" office:value="2045" table:style-name="ce2">
            <text:p>2045</text:p>
          </table:table-cell>
          <table:table-cell office:value-type="float" office:value="445019.98874274001" table:formula="of:=[.E35]+[.F35]+[.G35]" table:style-name="ce2">
            <text:p>445019.9887</text:p>
          </table:table-cell>
          <table:table-cell office:value-type="float" office:value="22250.999437137001" table:formula="of:=[.E36]*[.$E$6]" table:style-name="ce2">
            <text:p>22250.99944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5" table:style-name="ce2">
            <text:p>25</text:p>
          </table:table-cell>
          <table:table-cell office:value-type="float" office:value="2046" table:style-name="ce2">
            <text:p>2046</text:p>
          </table:table-cell>
          <table:table-cell office:value-type="float" office:value="477270.98817987699" table:formula="of:=[.E36]+[.F36]+[.G36]" table:style-name="ce2">
            <text:p>477270.9882</text:p>
          </table:table-cell>
          <table:table-cell office:value-type="float" office:value="23863.549408993851" table:formula="of:=[.E37]*[.$E$6]" table:style-name="ce2">
            <text:p>23863.54941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6" table:style-name="ce2">
            <text:p>26</text:p>
          </table:table-cell>
          <table:table-cell office:value-type="float" office:value="2047" table:style-name="ce2">
            <text:p>2047</text:p>
          </table:table-cell>
          <table:table-cell office:value-type="float" office:value="511134.53758887085" table:formula="of:=[.E37]+[.F37]+[.G37]" table:style-name="ce2">
            <text:p>511134.5376</text:p>
          </table:table-cell>
          <table:table-cell office:value-type="float" office:value="25556.726879443544" table:formula="of:=[.E38]*[.$E$6]" table:style-name="ce2">
            <text:p>25556.72688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7" table:style-name="ce2">
            <text:p>27</text:p>
          </table:table-cell>
          <table:table-cell office:value-type="float" office:value="2048" table:style-name="ce2">
            <text:p>2048</text:p>
          </table:table-cell>
          <table:table-cell office:value-type="float" office:value="546691.26446831436" table:formula="of:=[.E38]+[.F38]+[.G38]" table:style-name="ce2">
            <text:p>546691.2645</text:p>
          </table:table-cell>
          <table:table-cell office:value-type="float" office:value="27334.56322341572" table:formula="of:=[.E39]*[.$E$6]" table:style-name="ce2">
            <text:p>27334.56322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8" table:style-name="ce2">
            <text:p>28</text:p>
          </table:table-cell>
          <table:table-cell office:value-type="float" office:value="2049" table:style-name="ce2">
            <text:p>2049</text:p>
          </table:table-cell>
          <table:table-cell office:value-type="float" office:value="584025.82769173011" table:formula="of:=[.E39]+[.F39]+[.G39]" table:style-name="ce2">
            <text:p>584025.8277</text:p>
          </table:table-cell>
          <table:table-cell office:value-type="float" office:value="29201.291384586508" table:formula="of:=[.E40]*[.$E$6]" table:style-name="ce2">
            <text:p>29201.29138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9" table:style-name="ce2">
            <text:p>29</text:p>
          </table:table-cell>
          <table:table-cell office:value-type="float" office:value="2050" table:style-name="ce2">
            <text:p>2050</text:p>
          </table:table-cell>
          <table:table-cell office:value-type="float" office:value="623227.11907631659" table:formula="of:=[.E40]+[.F40]+[.G40]" table:style-name="ce2">
            <text:p>623227.1191</text:p>
          </table:table-cell>
          <table:table-cell office:value-type="float" office:value="31161.35595381583" table:formula="of:=[.E41]*[.$E$6]" table:style-name="ce2">
            <text:p>31161.35595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0" table:style-name="ce2">
            <text:p>30</text:p>
          </table:table-cell>
          <table:table-cell office:value-type="float" office:value="2051" table:style-name="ce2">
            <text:p>2051</text:p>
          </table:table-cell>
          <table:table-cell office:value-type="float" office:value="664388.47503013245" table:formula="of:=[.E41]+[.F41]+[.G41]" table:style-name="ce2">
            <text:p>664388.475</text:p>
          </table:table-cell>
          <table:table-cell office:value-type="float" office:value="33219.423751506627" table:formula="of:=[.E42]*[.$E$6]" table:style-name="ce2">
            <text:p>33219.42375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1" table:style-name="ce2">
            <text:p>31</text:p>
          </table:table-cell>
          <table:table-cell office:value-type="float" office:value="2052" table:style-name="ce2">
            <text:p>2052</text:p>
          </table:table-cell>
          <table:table-cell office:value-type="float" office:value="707607.89878163906" table:formula="of:=[.E42]+[.F42]+[.G42]" table:style-name="ce2">
            <text:p>707607.8988</text:p>
          </table:table-cell>
          <table:table-cell office:value-type="float" office:value="35380.394939081954" table:formula="of:=[.E43]*[.$E$6]" table:style-name="ce2">
            <text:p>35380.39494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2" table:style-name="ce2">
            <text:p>32</text:p>
          </table:table-cell>
          <table:table-cell office:value-type="float" office:value="2053" table:style-name="ce2">
            <text:p>2053</text:p>
          </table:table-cell>
          <table:table-cell office:value-type="float" office:value="752988.29372072103" table:formula="of:=[.E43]+[.F43]+[.G43]" table:style-name="ce2">
            <text:p>752988.2937</text:p>
          </table:table-cell>
          <table:table-cell office:value-type="float" office:value="37649.414686036056" table:formula="of:=[.E44]*[.$E$6]" table:style-name="ce2">
            <text:p>37649.41469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3" table:style-name="ce2">
            <text:p>33</text:p>
          </table:table-cell>
          <table:table-cell office:value-type="float" office:value="2054" table:style-name="ce2">
            <text:p>2054</text:p>
          </table:table-cell>
          <table:table-cell office:value-type="float" office:value="800637.7084067571" table:formula="of:=[.E44]+[.F44]+[.G44]" table:style-name="ce2">
            <text:p>800637.7084</text:p>
          </table:table-cell>
          <table:table-cell office:value-type="float" office:value="40031.885420337858" table:formula="of:=[.E45]*[.$E$6]" table:style-name="ce2">
            <text:p>40031.88542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4" table:style-name="ce2">
            <text:p>34</text:p>
          </table:table-cell>
          <table:table-cell office:value-type="float" office:value="2055" table:style-name="ce2">
            <text:p>2055</text:p>
          </table:table-cell>
          <table:table-cell office:value-type="float" office:value="850669.593827095" table:formula="of:=[.E45]+[.F45]+[.G45]" table:style-name="ce2">
            <text:p>850669.5938</text:p>
          </table:table-cell>
          <table:table-cell office:value-type="float" office:value="42533.479691354754" table:formula="of:=[.E46]*[.$E$6]" table:style-name="ce2">
            <text:p>42533.47969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5" table:style-name="ce2">
            <text:p>35</text:p>
          </table:table-cell>
          <table:table-cell office:value-type="float" office:value="2056" table:style-name="ce2">
            <text:p>2056</text:p>
          </table:table-cell>
          <table:table-cell office:value-type="float" office:value="903203.07351844979" table:formula="of:=[.E46]+[.F46]+[.G46]" table:style-name="ce2">
            <text:p>903203.0735</text:p>
          </table:table-cell>
          <table:table-cell office:value-type="float" office:value="45160.153675922491" table:formula="of:=[.E47]*[.$E$6]" table:style-name="ce2">
            <text:p>45160.15368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6" table:style-name="ce2">
            <text:p>36</text:p>
          </table:table-cell>
          <table:table-cell office:value-type="float" office:value="2057" table:style-name="ce2">
            <text:p>2057</text:p>
          </table:table-cell>
          <table:table-cell office:value-type="float" office:value="958363.22719437233" table:formula="of:=[.E47]+[.F47]+[.G47]" table:style-name="ce2">
            <text:p>958363.2272</text:p>
          </table:table-cell>
          <table:table-cell office:value-type="float" office:value="47918.161359718622" table:formula="of:=[.E48]*[.$E$6]" table:style-name="ce2">
            <text:p>47918.16136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7" table:style-name="ce2">
            <text:p>37</text:p>
          </table:table-cell>
          <table:table-cell office:value-type="float" office:value="2058" table:style-name="ce2">
            <text:p>2058</text:p>
          </table:table-cell>
          <table:table-cell office:value-type="float" office:value="1016281.388554091" table:formula="of:=[.E48]+[.F48]+[.G48]" table:style-name="ce2">
            <text:p>1016281.389</text:p>
          </table:table-cell>
          <table:table-cell office:value-type="float" office:value="50814.069427704555" table:formula="of:=[.E49]*[.$E$6]" table:style-name="ce2">
            <text:p>50814.06943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8" table:style-name="ce2">
            <text:p>38</text:p>
          </table:table-cell>
          <table:table-cell office:value-type="float" office:value="2059" table:style-name="ce2">
            <text:p>2059</text:p>
          </table:table-cell>
          <table:table-cell office:value-type="float" office:value="1077095.4579817955" table:formula="of:=[.E49]+[.F49]+[.G49]" table:style-name="ce2">
            <text:p>1077095.458</text:p>
          </table:table-cell>
          <table:table-cell office:value-type="float" office:value="53854.772899089781" table:formula="of:=[.E50]*[.$E$6]" table:style-name="ce2">
            <text:p>53854.7729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39" table:style-name="ce2">
            <text:p>39</text:p>
          </table:table-cell>
          <table:table-cell office:value-type="float" office:value="2060" table:style-name="ce2">
            <text:p>2060</text:p>
          </table:table-cell>
          <table:table-cell office:value-type="float" office:value="1140950.2308808854" table:formula="of:=[.E50]+[.F50]+[.G50]" table:style-name="ce2">
            <text:p>1140950.231</text:p>
          </table:table-cell>
          <table:table-cell office:value-type="float" office:value="57047.511544044275" table:formula="of:=[.E51]*[.$E$6]" table:style-name="ce2">
            <text:p>57047.51154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0" table:style-name="ce2">
            <text:p>40</text:p>
          </table:table-cell>
          <table:table-cell office:value-type="float" office:value="2061" table:style-name="ce2">
            <text:p>2061</text:p>
          </table:table-cell>
          <table:table-cell office:value-type="float" office:value="1207997.7424249297" table:formula="of:=[.E51]+[.F51]+[.G51]" table:style-name="ce2">
            <text:p>1207997.742</text:p>
          </table:table-cell>
          <table:table-cell office:value-type="float" office:value="60399.887121246487" table:formula="of:=[.E52]*[.$E$6]" table:style-name="ce2">
            <text:p>60399.88712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1" table:style-name="ce2">
            <text:p>41</text:p>
          </table:table-cell>
          <table:table-cell office:value-type="float" office:value="2062" table:style-name="ce2">
            <text:p>2062</text:p>
          </table:table-cell>
          <table:table-cell office:value-type="float" office:value="1278397.6295461762" table:formula="of:=[.E52]+[.F52]+[.G52]" table:style-name="ce2">
            <text:p>1278397.63</text:p>
          </table:table-cell>
          <table:table-cell office:value-type="float" office:value="63919.881477308809" table:formula="of:=[.E53]*[.$E$6]" table:style-name="ce2">
            <text:p>63919.88148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2" table:style-name="ce2">
            <text:p>42</text:p>
          </table:table-cell>
          <table:table-cell office:value-type="float" office:value="2063" table:style-name="ce2">
            <text:p>2063</text:p>
          </table:table-cell>
          <table:table-cell office:value-type="float" office:value="1352317.5110234851" table:formula="of:=[.E53]+[.F53]+[.G53]" table:style-name="ce2">
            <text:p>1352317.511</text:p>
          </table:table-cell>
          <table:table-cell office:value-type="float" office:value="67615.875551174264" table:formula="of:=[.E54]*[.$E$6]" table:style-name="ce2">
            <text:p>67615.87555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3" table:style-name="ce2">
            <text:p>43</text:p>
          </table:table-cell>
          <table:table-cell office:value-type="float" office:value="2064" table:style-name="ce2">
            <text:p>2064</text:p>
          </table:table-cell>
          <table:table-cell office:value-type="float" office:value="1429933.3865746593" table:formula="of:=[.E54]+[.F54]+[.G54]" table:style-name="ce2">
            <text:p>1429933.387</text:p>
          </table:table-cell>
          <table:table-cell office:value-type="float" office:value="71496.669328732969" table:formula="of:=[.E55]*[.$E$6]" table:style-name="ce2">
            <text:p>71496.66933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4" table:style-name="ce2">
            <text:p>44</text:p>
          </table:table-cell>
          <table:table-cell office:value-type="float" office:value="2065" table:style-name="ce2">
            <text:p>2065</text:p>
          </table:table-cell>
          <table:table-cell office:value-type="float" office:value="1511430.0559033921" table:formula="of:=[.E55]+[.F55]+[.G55]" table:style-name="ce2">
            <text:p>1511430.056</text:p>
          </table:table-cell>
          <table:table-cell office:value-type="float" office:value="75571.50279516961" table:formula="of:=[.E56]*[.$E$6]" table:style-name="ce2">
            <text:p>75571.5028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5" table:style-name="ce2">
            <text:p>45</text:p>
          </table:table-cell>
          <table:table-cell office:value-type="float" office:value="2066" table:style-name="ce2">
            <text:p>2066</text:p>
          </table:table-cell>
          <table:table-cell office:value-type="float" office:value="1597001.5586985617" table:formula="of:=[.E56]+[.F56]+[.G56]" table:style-name="ce2">
            <text:p>1597001.559</text:p>
          </table:table-cell>
          <table:table-cell office:value-type="float" office:value="79850.077934928093" table:formula="of:=[.E57]*[.$E$6]" table:style-name="ce2">
            <text:p>79850.07793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6" table:style-name="ce2">
            <text:p>46</text:p>
          </table:table-cell>
          <table:table-cell office:value-type="float" office:value="2067" table:style-name="ce2">
            <text:p>2067</text:p>
          </table:table-cell>
          <table:table-cell office:value-type="float" office:value="1686851.6366334897" table:formula="of:=[.E57]+[.F57]+[.G57]" table:style-name="ce2">
            <text:p>1686851.637</text:p>
          </table:table-cell>
          <table:table-cell office:value-type="float" office:value="84342.581831674499" table:formula="of:=[.E58]*[.$E$6]" table:style-name="ce2">
            <text:p>84342.58183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7" table:style-name="ce2">
            <text:p>47</text:p>
          </table:table-cell>
          <table:table-cell office:value-type="float" office:value="2068" table:style-name="ce2">
            <text:p>2068</text:p>
          </table:table-cell>
          <table:table-cell office:value-type="float" office:value="1781194.2184651643" table:formula="of:=[.E58]+[.F58]+[.G58]" table:style-name="ce2">
            <text:p>1781194.218</text:p>
          </table:table-cell>
          <table:table-cell office:value-type="float" office:value="89059.710923258215" table:formula="of:=[.E59]*[.$E$6]" table:style-name="ce2">
            <text:p>89059.71092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8" table:style-name="ce2">
            <text:p>48</text:p>
          </table:table-cell>
          <table:table-cell office:value-type="float" office:value="2069" table:style-name="ce2">
            <text:p>2069</text:p>
          </table:table-cell>
          <table:table-cell office:value-type="float" office:value="1880253.9293884225" table:formula="of:=[.E59]+[.F59]+[.G59]" table:style-name="ce2">
            <text:p>1880253.929</text:p>
          </table:table-cell>
          <table:table-cell office:value-type="float" office:value="94012.696469421135" table:formula="of:=[.E60]*[.$E$6]" table:style-name="ce2">
            <text:p>94012.69647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49" table:style-name="ce2">
            <text:p>49</text:p>
          </table:table-cell>
          <table:table-cell office:value-type="float" office:value="2070" table:style-name="ce2">
            <text:p>2070</text:p>
          </table:table-cell>
          <table:table-cell office:value-type="float" office:value="1984266.6258578436" table:formula="of:=[.E60]+[.F60]+[.G60]" table:style-name="ce2">
            <text:p>1984266.626</text:p>
          </table:table-cell>
          <table:table-cell office:value-type="float" office:value="99213.33129289218" table:formula="of:=[.E61]*[.$E$6]" table:style-name="ce2">
            <text:p>99213.33129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50" table:style-name="ce2">
            <text:p>50</text:p>
          </table:table-cell>
          <table:table-cell office:value-type="float" office:value="2071" table:style-name="ce2">
            <text:p>2071</text:p>
          </table:table-cell>
          <table:table-cell office:value-type="float" office:value="2093479.9571507357" table:formula="of:=[.E61]+[.F61]+[.G61]" table:style-name="ce2">
            <text:p>2093479.957</text:p>
          </table:table-cell>
          <table:table-cell office:value-type="float" office:value="104673.99785753679" table:formula="of:=[.E62]*[.$E$6]" table:style-name="ce2">
            <text:p>104673.9979</text:p>
          </table:table-cell>
          <table:table-cell office:value-type="float" office:value="10000" table:formula="of:=[.$E$5]*[.$E$8]" table:style-name="ce2">
            <text:p>10000</text:p>
          </table:table-cell>
          <table:table-cell table:number-columns-repeated="16377"/>
        </table:table-row>
        <table:table-row table:number-rows-repeated="1048514" table:style-name="ro4">
          <table:table-cell table:number-columns-repeated="16384"/>
        </table:table-row>
      </table:table>
      <table:table table:name="CarLoan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Car Loan Calculato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currency" office:value="34000" table:style-name="ce9">
            <text:p>$34,000.00</text:p>
          </table:table-cell>
          <table:table-cell office:value-type="string" table:style-name="ce1">
            <text:p><text:s/>= Price of Car $'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percentage" office:value="0.5" table:style-name="ce10">
            <text:p>50.00%</text:p>
          </table:table-cell>
          <table:table-cell office:value-type="string" table:style-name="ce1">
            <text:p><text:s/>= Down Payment %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percentage" office:value="0.08" table:style-name="ce10">
            <text:p>8.00%</text:p>
          </table:table-cell>
          <table:table-cell office:value-type="string" table:style-name="ce1">
            <text:p><text:s/>= Tax Rate %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percentage" office:value="0.02" table:style-name="ce10">
            <text:p>2.00%</text:p>
          </table:table-cell>
          <table:table-cell office:value-type="string" table:style-name="ce1">
            <text:p><text:s/>= Registration %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20400" table:formula="of:=[.C4]-[.C4]*[.C5]+[.C4]*[.C6]+[.C4]*[.C7]" table:style-name="ce1">
            <text:p>20400</text:p>
          </table:table-cell>
          <table:table-cell office:value-type="string" table:style-name="ce1">
            <text:p><text:s/>= Amount Financed $'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percentage" office:value="0.02" table:style-name="ce10">
            <text:p>2.00%</text:p>
          </table:table-cell>
          <table:table-cell office:value-type="string" table:style-name="ce1">
            <text:p><text:s/>= Interest Rate %/yr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currency" office:value="300" table:style-name="ce9">
            <text:p>$300.00</text:p>
          </table:table-cell>
          <table:table-cell office:value-type="string" table:style-name="ce1">
            <text:p><text:s/>= Monthly Payment $'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0539.35101244137" table:formula="of:=[.C52]" table:style-name="ce1">
            <text:p>10539.35101</text:p>
          </table:table-cell>
          <table:table-cell office:value-type="string" table:style-name="ce1">
            <text:p><text:s/>= Balloon Payment $'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float" office:value="17260.64898755863" table:formula="of:=[.C4]*([.C5])+36*[.C10]-[.C11]" table:style-name="ce1">
            <text:p>17260.64899</text:p>
          </table:table-cell>
          <table:table-cell office:value-type="string" table:style-name="ce1">
            <text:p><text:s/>= Total Cost of Vehicl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Loan Amt</text:p>
          </table:table-cell>
          <table:table-cell office:value-type="string" table:style-name="ce1">
            <text:p>Interest</text:p>
          </table:table-cell>
          <table:table-cell office:value-type="string" table:style-name="ce1">
            <text:p>Monthl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onth</text:p>
          </table:table-cell>
          <table:table-cell office:value-type="string" table:style-name="ce1">
            <text:p>Beg of Month</text:p>
          </table:table-cell>
          <table:table-cell office:value-type="string" table:style-name="ce1">
            <text:p>End of Month</text:p>
          </table:table-cell>
          <table:table-cell office:value-type="string" table:style-name="ce1">
            <text:p>Payment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20400" table:formula="of:=[.C8]" table:style-name="ce1">
            <text:p>20400</text:p>
          </table:table-cell>
          <table:table-cell office:value-type="float" office:value="34" table:formula="of:=[.C16]*[.$C$9]/12" table:style-name="ce1">
            <text:p>34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20134" table:formula="of:=[.C16]+[.D16]-[.E16]" table:style-name="ce1">
            <text:p>20134</text:p>
          </table:table-cell>
          <table:table-cell office:value-type="float" office:value="33.556666666666665" table:formula="of:=[.C17]*[.$C$9]/12" table:style-name="ce1">
            <text:p>33.55666667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9867.556666666667" table:formula="of:=[.C17]+[.D17]-[.E17]" table:style-name="ce1">
            <text:p>19867.55667</text:p>
          </table:table-cell>
          <table:table-cell office:value-type="float" office:value="33.112594444444447" table:formula="of:=[.C18]*[.$C$9]/12" table:style-name="ce1">
            <text:p>33.11259444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9600.66926111111" table:formula="of:=[.C18]+[.D18]-[.E18]" table:style-name="ce1">
            <text:p>19600.66926</text:p>
          </table:table-cell>
          <table:table-cell office:value-type="float" office:value="32.667782101851849" table:formula="of:=[.C19]*[.$C$9]/12" table:style-name="ce1">
            <text:p>32.6677821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9333.337043212963" table:formula="of:=[.C19]+[.D19]-[.E19]" table:style-name="ce1">
            <text:p>19333.33704</text:p>
          </table:table-cell>
          <table:table-cell office:value-type="float" office:value="32.22222840535494" table:formula="of:=[.C20]*[.$C$9]/12" table:style-name="ce1">
            <text:p>32.22222841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9065.559271618316" table:formula="of:=[.C20]+[.D20]-[.E20]" table:style-name="ce1">
            <text:p>19065.55927</text:p>
          </table:table-cell>
          <table:table-cell office:value-type="float" office:value="31.775932119363862" table:formula="of:=[.C21]*[.$C$9]/12" table:style-name="ce1">
            <text:p>31.77593212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8797.335203737679" table:formula="of:=[.C21]+[.D21]-[.E21]" table:style-name="ce1">
            <text:p>18797.3352</text:p>
          </table:table-cell>
          <table:table-cell office:value-type="float" office:value="31.328892006229466" table:formula="of:=[.C22]*[.$C$9]/12" table:style-name="ce1">
            <text:p>31.32889201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8528.664095743909" table:formula="of:=[.C22]+[.D22]-[.E22]" table:style-name="ce1">
            <text:p>18528.6641</text:p>
          </table:table-cell>
          <table:table-cell office:value-type="float" office:value="30.881106826239847" table:formula="of:=[.C23]*[.$C$9]/12" table:style-name="ce1">
            <text:p>30.88110683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8259.545202570149" table:formula="of:=[.C23]+[.D23]-[.E23]" table:style-name="ce1">
            <text:p>18259.5452</text:p>
          </table:table-cell>
          <table:table-cell office:value-type="float" office:value="30.432575337616914" table:formula="of:=[.C24]*[.$C$9]/12" table:style-name="ce1">
            <text:p>30.43257534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7989.977777907767" table:formula="of:=[.C24]+[.D24]-[.E24]" table:style-name="ce1">
            <text:p>17989.97778</text:p>
          </table:table-cell>
          <table:table-cell office:value-type="float" office:value="29.983296296512947" table:formula="of:=[.C25]*[.$C$9]/12" table:style-name="ce1">
            <text:p>29.9832963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7719.961074204279" table:formula="of:=[.C25]+[.D25]-[.E25]" table:style-name="ce1">
            <text:p>17719.96107</text:p>
          </table:table-cell>
          <table:table-cell office:value-type="float" office:value="29.533268457007129" table:formula="of:=[.C26]*[.$C$9]/12" table:style-name="ce1">
            <text:p>29.53326846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7449.494342661284" table:formula="of:=[.C26]+[.D26]-[.E26]" table:style-name="ce1">
            <text:p>17449.49434</text:p>
          </table:table-cell>
          <table:table-cell office:value-type="float" office:value="29.082490571102142" table:formula="of:=[.C27]*[.$C$9]/12" table:style-name="ce1">
            <text:p>29.08249057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7178.576833232386" table:formula="of:=[.C27]+[.D27]-[.E27]" table:style-name="ce1">
            <text:p>17178.57683</text:p>
          </table:table-cell>
          <table:table-cell office:value-type="float" office:value="28.630961388720646" table:formula="of:=[.C28]*[.$C$9]/12" table:style-name="ce1">
            <text:p>28.63096139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6907.207794621107" table:formula="of:=[.C28]+[.D28]-[.E28]" table:style-name="ce1">
            <text:p>16907.20779</text:p>
          </table:table-cell>
          <table:table-cell office:value-type="float" office:value="28.178679657701846" table:formula="of:=[.C29]*[.$C$9]/12" table:style-name="ce1">
            <text:p>28.17867966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6635.38647427881" table:formula="of:=[.C29]+[.D29]-[.E29]" table:style-name="ce1">
            <text:p>16635.38647</text:p>
          </table:table-cell>
          <table:table-cell office:value-type="float" office:value="27.725644123798016" table:formula="of:=[.C30]*[.$C$9]/12" table:style-name="ce1">
            <text:p>27.72564412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16363.112118402609" table:formula="of:=[.C30]+[.D30]-[.E30]" table:style-name="ce1">
            <text:p>16363.11212</text:p>
          </table:table-cell>
          <table:table-cell office:value-type="float" office:value="27.271853530671013" table:formula="of:=[.C31]*[.$C$9]/12" table:style-name="ce1">
            <text:p>27.27185353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16090.383971933279" table:formula="of:=[.C31]+[.D31]-[.E31]" table:style-name="ce1">
            <text:p>16090.38397</text:p>
          </table:table-cell>
          <table:table-cell office:value-type="float" office:value="26.8173066198888" table:formula="of:=[.C32]*[.$C$9]/12" table:style-name="ce1">
            <text:p>26.81730662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" table:style-name="ce1">
            <text:p>17</text:p>
          </table:table-cell>
          <table:table-cell office:value-type="float" office:value="15817.201278553168" table:formula="of:=[.C32]+[.D32]-[.E32]" table:style-name="ce1">
            <text:p>15817.20128</text:p>
          </table:table-cell>
          <table:table-cell office:value-type="float" office:value="26.362002130921947" table:formula="of:=[.C33]*[.$C$9]/12" table:style-name="ce1">
            <text:p>26.36200213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15543.563280684089" table:formula="of:=[.C33]+[.D33]-[.E33]" table:style-name="ce1">
            <text:p>15543.56328</text:p>
          </table:table-cell>
          <table:table-cell office:value-type="float" office:value="25.905938801140149" table:formula="of:=[.C34]*[.$C$9]/12" table:style-name="ce1">
            <text:p>25.9059388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9" table:style-name="ce1">
            <text:p>19</text:p>
          </table:table-cell>
          <table:table-cell office:value-type="float" office:value="15269.46921948523" table:formula="of:=[.C34]+[.D34]-[.E34]" table:style-name="ce1">
            <text:p>15269.46922</text:p>
          </table:table-cell>
          <table:table-cell office:value-type="float" office:value="25.449115365808719" table:formula="of:=[.C35]*[.$C$9]/12" table:style-name="ce1">
            <text:p>25.44911537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4994.91833485104" table:formula="of:=[.C35]+[.D35]-[.E35]" table:style-name="ce1">
            <text:p>14994.91833</text:p>
          </table:table-cell>
          <table:table-cell office:value-type="float" office:value="24.991530558085064" table:formula="of:=[.C36]*[.$C$9]/12" table:style-name="ce1">
            <text:p>24.99153056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1" table:style-name="ce1">
            <text:p>21</text:p>
          </table:table-cell>
          <table:table-cell office:value-type="float" office:value="14719.909865409125" table:formula="of:=[.C36]+[.D36]-[.E36]" table:style-name="ce1">
            <text:p>14719.90987</text:p>
          </table:table-cell>
          <table:table-cell office:value-type="float" office:value="24.533183109015209" table:formula="of:=[.C37]*[.$C$9]/12" table:style-name="ce1">
            <text:p>24.53318311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2" table:style-name="ce1">
            <text:p>22</text:p>
          </table:table-cell>
          <table:table-cell office:value-type="float" office:value="14444.44304851814" table:formula="of:=[.C37]+[.D37]-[.E37]" table:style-name="ce1">
            <text:p>14444.44305</text:p>
          </table:table-cell>
          <table:table-cell office:value-type="float" office:value="24.074071747530237" table:formula="of:=[.C38]*[.$C$9]/12" table:style-name="ce1">
            <text:p>24.07407175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14168.517120265671" table:formula="of:=[.C38]+[.D38]-[.E38]" table:style-name="ce1">
            <text:p>14168.51712</text:p>
          </table:table-cell>
          <table:table-cell office:value-type="float" office:value="23.614195200442783" table:formula="of:=[.C39]*[.$C$9]/12" table:style-name="ce1">
            <text:p>23.6141952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13892.131315466115" table:formula="of:=[.C39]+[.D39]-[.E39]" table:style-name="ce1">
            <text:p>13892.13132</text:p>
          </table:table-cell>
          <table:table-cell office:value-type="float" office:value="23.153552192443527" table:formula="of:=[.C40]*[.$C$9]/12" table:style-name="ce1">
            <text:p>23.15355219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office:value-type="float" office:value="13615.284867658558" table:formula="of:=[.C40]+[.D40]-[.E40]" table:style-name="ce1">
            <text:p>13615.28487</text:p>
          </table:table-cell>
          <table:table-cell office:value-type="float" office:value="22.692141446097597" table:formula="of:=[.C41]*[.$C$9]/12" table:style-name="ce1">
            <text:p>22.69214145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6" table:style-name="ce1">
            <text:p>26</text:p>
          </table:table-cell>
          <table:table-cell office:value-type="float" office:value="13337.977009104656" table:formula="of:=[.C41]+[.D41]-[.E41]" table:style-name="ce1">
            <text:p>13337.97701</text:p>
          </table:table-cell>
          <table:table-cell office:value-type="float" office:value="22.229961681841093" table:formula="of:=[.C42]*[.$C$9]/12" table:style-name="ce1">
            <text:p>22.22996168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7" table:style-name="ce1">
            <text:p>27</text:p>
          </table:table-cell>
          <table:table-cell office:value-type="float" office:value="13060.206970786498" table:formula="of:=[.C42]+[.D42]-[.E42]" table:style-name="ce1">
            <text:p>13060.20697</text:p>
          </table:table-cell>
          <table:table-cell office:value-type="float" office:value="21.767011617977499" table:formula="of:=[.C43]*[.$C$9]/12" table:style-name="ce1">
            <text:p>21.76701162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8" table:style-name="ce1">
            <text:p>28</text:p>
          </table:table-cell>
          <table:table-cell office:value-type="float" office:value="12781.973982404475" table:formula="of:=[.C43]+[.D43]-[.E43]" table:style-name="ce1">
            <text:p>12781.97398</text:p>
          </table:table-cell>
          <table:table-cell office:value-type="float" office:value="21.303289970674125" table:formula="of:=[.C44]*[.$C$9]/12" table:style-name="ce1">
            <text:p>21.30328997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" table:style-name="ce1">
            <text:p>29</text:p>
          </table:table-cell>
          <table:table-cell office:value-type="float" office:value="12503.27727237515" table:formula="of:=[.C44]+[.D44]-[.E44]" table:style-name="ce1">
            <text:p>12503.27727</text:p>
          </table:table-cell>
          <table:table-cell office:value-type="float" office:value="20.838795453958582" table:formula="of:=[.C45]*[.$C$9]/12" table:style-name="ce1">
            <text:p>20.83879545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12224.116067829109" table:formula="of:=[.C45]+[.D45]-[.E45]" table:style-name="ce1">
            <text:p>12224.11607</text:p>
          </table:table-cell>
          <table:table-cell office:value-type="float" office:value="20.373526779715181" table:formula="of:=[.C46]*[.$C$9]/12" table:style-name="ce1">
            <text:p>20.37352678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1" table:style-name="ce1">
            <text:p>31</text:p>
          </table:table-cell>
          <table:table-cell office:value-type="float" office:value="11944.489594608824" table:formula="of:=[.C46]+[.D46]-[.E46]" table:style-name="ce1">
            <text:p>11944.48959</text:p>
          </table:table-cell>
          <table:table-cell office:value-type="float" office:value="19.907482657681374" table:formula="of:=[.C47]*[.$C$9]/12" table:style-name="ce1">
            <text:p>19.90748266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" table:style-name="ce1">
            <text:p>32</text:p>
          </table:table-cell>
          <table:table-cell office:value-type="float" office:value="11664.397077266505" table:formula="of:=[.C47]+[.D47]-[.E47]" table:style-name="ce1">
            <text:p>11664.39708</text:p>
          </table:table-cell>
          <table:table-cell office:value-type="float" office:value="19.440661795444175" table:formula="of:=[.C48]*[.$C$9]/12" table:style-name="ce1">
            <text:p>19.4406618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3" table:style-name="ce1">
            <text:p>33</text:p>
          </table:table-cell>
          <table:table-cell office:value-type="float" office:value="11383.83773906195" table:formula="of:=[.C48]+[.D48]-[.E48]" table:style-name="ce1">
            <text:p>11383.83774</text:p>
          </table:table-cell>
          <table:table-cell office:value-type="float" office:value="18.973062898436584" table:formula="of:=[.C49]*[.$C$9]/12" table:style-name="ce1">
            <text:p>18.9730629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4" table:style-name="ce1">
            <text:p>34</text:p>
          </table:table-cell>
          <table:table-cell office:value-type="float" office:value="11102.810801960386" table:formula="of:=[.C49]+[.D49]-[.E49]" table:style-name="ce1">
            <text:p>11102.8108</text:p>
          </table:table-cell>
          <table:table-cell office:value-type="float" office:value="18.504684669933976" table:formula="of:=[.C50]*[.$C$9]/12" table:style-name="ce1">
            <text:p>18.50468467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10821.315486630319" table:formula="of:=[.C50]+[.D50]-[.E50]" table:style-name="ce1">
            <text:p>10821.31549</text:p>
          </table:table-cell>
          <table:table-cell office:value-type="float" office:value="18.035525811050533" table:formula="of:=[.C51]*[.$C$9]/12" table:style-name="ce1">
            <text:p>18.03552581</text:p>
          </table:table-cell>
          <table:table-cell office:value-type="float" office:value="300" table:formula="of:=[.$C$10]" table:style-name="ce1">
            <text:p>3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" table:style-name="ce1">
            <text:p>36</text:p>
          </table:table-cell>
          <table:table-cell office:value-type="float" office:value="10539.35101244137" table:formula="of:=[.C51]+[.D51]-[.E51]" table:style-name="ce1">
            <text:p>10539.35101</text:p>
          </table:table-cell>
          <table:table-cell table:number-columns-repeated="16381" table:style-name="ce1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CC RCCD</meta:initial-creator>
    <dc:creator>rcc</dc:creator>
    <meta:creation-date>2018-05-03T10:17:21Z</meta:creation-date>
    <dc:date>2018-05-03T19:46:31Z</dc:date>
    <meta:editing-cycles>6</meta:editing-cycles>
    <meta:editing-duration>PT5769S</meta:editing-duration>
  </office:meta>
</office:document-meta>
</file>